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cm" svg:stroke-color="#999999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-color="#eeeeee" draw:textarea-vertical-align="middle"/>
    </style:style>
    <style:style style:name="gr3" style:family="graphic" style:parent-style-name="standard">
      <style:graphic-properties draw:stroke="none" svg:stroke-width="0.1cm" svg:stroke-color="#ffffff" draw:marker-start-width="0.35cm" draw:marker-end-width="0.35cm" draw:fill="solid" draw:fill-color="#b2b2b2" draw:textarea-horizontal-align="justify" draw:textarea-vertical-align="middle" draw:auto-grow-height="false" fo:min-height="0.251cm" fo:min-width="1.601cm" fo:padding-top="0cm" fo:padding-bottom="0cm" fo:padding-left="0.125cm" fo:padding-right="0.125cm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8cm" fo:min-width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8cm" fo:min-width="0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0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054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386cm"/>
    </style:style>
    <style:style style:name="gr11" style:family="graphic" style:parent-style-name="standard">
      <style:graphic-properties svg:stroke-width="0.05cm" svg:stroke-color="#000000" draw:marker-start-width="0.125cm" draw:marker-end-width="0.125cm" draw:fill="none" draw:textarea-horizontal-align="justify" draw:textarea-vertical-align="middle" draw:auto-grow-height="false" fo:min-height="0.15cm" fo:min-width="1.9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125cm" draw:marker-end-width="0.125cm" draw:fill="none" draw:textarea-horizontal-align="justify" draw:textarea-vertical-align="middle" draw:auto-grow-height="false" fo:min-height="0.2cm" fo:min-width="1.95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209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4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9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094cm"/>
    </style:style>
    <style:style style:name="gr19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971cm"/>
    </style:style>
    <style:style style:name="gr21" style:family="graphic" style:parent-style-name="standard">
      <style:graphic-properties svg:stroke-width="0.05cm" svg:stroke-color="#000000" draw:fill="none" draw:fill-color="#ffffff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fill="none" draw:fill-color="#ffffff" draw:textarea-horizontal-align="justify" draw:textarea-vertical-align="middle" draw:auto-grow-height="false" fo:min-height="0.2cm" fo:min-width="0.45cm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fill="none" draw:fill-color="#ffffff" draw:textarea-horizontal-align="justify" draw:textarea-vertical-align="middle" draw:auto-grow-height="false" fo:min-height="0.2cm" fo:min-width="0.9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0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solid" draw:fill-color="#dddddd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solid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fo:font-style="normal" style:font-size-asian="10pt" style:font-style-asian="normal" style:font-size-complex="10pt" style:font-style-complex="normal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25cm" svg:y1="1.5cm" svg:x2="12.25cm" svg:y2="12cm">
          <text:p/>
        </draw:line>
        <draw:line draw:style-name="gr1" draw:text-style-name="P1" draw:layer="layout" svg:x1="9.25cm" svg:y1="1.5cm" svg:x2="9.25cm" svg:y2="12cm">
          <text:p/>
        </draw:line>
        <draw:line draw:style-name="gr1" draw:text-style-name="P1" draw:layer="layout" svg:x1="6.25cm" svg:y1="1.5cm" svg:x2="6.25cm" svg:y2="12cm">
          <text:p/>
        </draw:line>
        <draw:polygon draw:style-name="gr2" draw:text-style-name="P2" draw:layer="layout" svg:width="10.499cm" svg:height="9.499cm" svg:x="3.25cm" svg:y="2.25cm" svg:viewBox="0 0 10500 9500" draw:points="0,0 10500,0 10500,1500 3000,1500 3000,8250 4500,8250 4500,9250 0,9250 0,9500">
          <text:p/>
        </draw:polygon>
        <draw:custom-shape draw:style-name="gr3" draw:text-style-name="P4" draw:layer="layout" svg:width="2.1cm" svg:height="0.5cm" svg:x="3.5cm" svg:y="7.75cm">
          <text:p text:style-name="P3"><text:span text:style-name="T1">e</text:span><text:span text:style-name="T1">x</text:span><text:span text:style-name="T1">c</text:span><text:span text:style-name="T1">l-</text:span><text:span text:style-name="T1">s</text:span><text:span text:style-name="T1">c</text:span><text:span text:style-name="T1">a</text:span><text:span text:style-name="T1">n</text:span></text:p>
          <draw:enhanced-geometry svg:viewBox="0 0 21600 21600" draw:text-areas="0 0 21600 21600" draw:type="chevron" draw:modifiers="19307.377439314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0.5cm" svg:height="0.508cm" svg:x="3.5cm" svg:y="3.99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4cm" svg:y="3.992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0.5cm" svg:height="0.508cm" svg:x="4.5cm" svg:y="3.992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5cm" svg:y="3.992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5.5cm" svg:y="3.992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6.5cm" svg:y="4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5cm" svg:x="7cm" svg:y="4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0.5cm" svg:height="0.5cm" svg:x="7.5cm" svg:y="4cm">
          <text:p text:style-name="P3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8cm" svg:y="4cm">
          <text:p text:style-name="P3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5cm" svg:x="8.5cm" svg:y="4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9.5cm" svg:y="3.992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10cm" svg:y="3.992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0.5cm" svg:height="0.508cm" svg:x="10.507cm" svg:y="3.99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08cm" svg:x="11cm" svg:y="3.99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11.5cm" svg:y="3.992cm">
          <text:p text:style-name="P3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5cm" svg:x="12.5cm" svg:y="4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13cm" svg:y="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8" draw:id="id8" draw:layer="layout" svg:width="0.5cm" svg:height="0.5cm" svg:x="13.5cm" svg:y="4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5cm" svg:x="14cm" svg:y="4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5cm" svg:x="14.5cm" svg:y="4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cm" svg:height="0.5cm" svg:x="2.5cm" svg:y="3.25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cm" svg:height="0.5cm" svg:x="2.5cm" svg:y="5.5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cm" svg:height="0.5cm" svg:x="2.5cm" svg:y="6.5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93cm" svg:height="0.645cm" svg:x="4.211cm" svg:y="1.611cm">
          <draw:text-box>
            <text:p><text:span text:style-name="T3">P0</text:span></text:p>
          </draw:text-box>
        </draw:frame>
        <draw:frame draw:style-name="gr9" draw:text-style-name="P8" draw:layer="layout" svg:width="0.93cm" svg:height="0.645cm" svg:x="7.259cm" svg:y="1.611cm">
          <draw:text-box>
            <text:p><text:span text:style-name="T3">P1</text:span></text:p>
          </draw:text-box>
        </draw:frame>
        <draw:frame draw:style-name="gr9" draw:text-style-name="P8" draw:layer="layout" svg:width="0.93cm" svg:height="0.645cm" svg:x="10.207cm" svg:y="1.6cm">
          <draw:text-box>
            <text:p><text:span text:style-name="T3">P2</text:span></text:p>
          </draw:text-box>
        </draw:frame>
        <draw:frame draw:style-name="gr9" draw:text-style-name="P8" draw:layer="layout" svg:width="0.93cm" svg:height="0.645cm" svg:x="13.087cm" svg:y="1.6cm">
          <draw:text-box>
            <text:p><text:span text:style-name="T3">P3</text:span></text:p>
          </draw:text-box>
        </draw:frame>
        <draw:frame draw:style-name="gr10" draw:text-style-name="P9" draw:layer="layout" svg:width="1.886cm" svg:height="0.649cm" svg:x="15cm" svg:y="3.851cm">
          <draw:text-box>
            <text:p><text:span text:style-name="T4">local_v[ ]</text:span></text:p>
          </draw:text-box>
        </draw:frame>
        <draw:custom-shape draw:style-name="gr5" draw:text-style-name="P6" draw:layer="layout" svg:width="0.5cm" svg:height="0.508cm" svg:x="3.5cm" svg:y="2.5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4cm" svg:y="2.5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4.5cm" svg:y="2.5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5cm" svg:y="2.5cm">
          <text:p text:style-name="P3"><text:span text:style-name="T1">-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5.5cm" svg:y="2.5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6cm" svg:y="2.5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6.5cm" svg:y="2.5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7cm" svg:y="2.5cm">
          <text:p text:style-name="P3"><text:span text:style-name="T1">-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7.5cm" svg:y="2.5cm">
          <text:p text:style-name="P3"><text:span text:style-name="T1">-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8cm" svg:y="2.5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8.5cm" svg:y="2.492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9cm" svg:y="2.492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9.507cm" svg:y="2.49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10cm" svg:y="2.49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10.5cm" svg:y="2.492cm">
          <text:p text:style-name="P3"><text:span text:style-name="T1">-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11cm" svg:y="2.5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11.5cm" svg:y="2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12cm" svg:y="2.5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12.5cm" svg:y="2.5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13cm" svg:y="2.5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1" draw:id="id1" draw:layer="layout" svg:width="2.5cm" svg:height="0.5cm" svg:x="3.5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2.5cm" svg:height="0.5cm" svg:x="6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5" draw:id="id5" draw:layer="layout" svg:width="2.5cm" svg:height="0.5cm" svg:x="8.5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7" draw:id="id7" draw:layer="layout" svg:width="2.5cm" svg:height="0.5cm" svg:x="11cm" svg:y="2.5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4.75cm" svg:y1="3cm" svg:x2="4.75cm" svg:y2="3.992cm" draw:start-shape="id1" draw:start-glue-point="2" draw:end-shape="id2" draw:end-glue-point="0" svg:d="M4750 3000v992" svg:viewBox="0 0 1 993">
          <text:p/>
        </draw:connector>
        <draw:connector draw:style-name="gr13" draw:text-style-name="P1" draw:layer="layout" draw:type="line" svg:x1="7.25cm" svg:y1="3cm" svg:x2="7.75cm" svg:y2="4cm" draw:start-shape="id3" draw:start-glue-point="2" draw:end-shape="id4" draw:end-glue-point="0" svg:d="M7250 3000l500 1000" svg:viewBox="0 0 501 1001">
          <text:p/>
        </draw:connector>
        <draw:connector draw:style-name="gr13" draw:text-style-name="P1" draw:layer="layout" draw:type="line" svg:x1="9.75cm" svg:y1="3cm" svg:x2="10.757cm" svg:y2="3.992cm" draw:start-shape="id5" draw:start-glue-point="2" draw:end-shape="id6" draw:end-glue-point="0" svg:d="M9750 3000l1007 992" svg:viewBox="0 0 1008 993">
          <text:p/>
        </draw:connector>
        <draw:connector draw:style-name="gr13" draw:text-style-name="P1" draw:layer="layout" draw:type="line" svg:x1="12.25cm" svg:y1="3cm" svg:x2="13.75cm" svg:y2="4cm" draw:start-shape="id7" draw:start-glue-point="2" draw:end-shape="id8" draw:end-glue-point="0" svg:d="M12250 3000l1500 1000" svg:viewBox="0 0 1501 1001">
          <text:p/>
        </draw:connector>
        <draw:frame draw:style-name="gr14" draw:text-style-name="P9" draw:layer="layout" svg:width="0.972cm" svg:height="0.649cm" svg:x="15cm" svg:y="2.351cm">
          <draw:text-box>
            <text:p><text:span text:style-name="T4">v[ ]</text:span></text:p>
          </draw:text-box>
        </draw:frame>
        <draw:frame draw:style-name="gr15" draw:text-style-name="P9" draw:layer="layout" svg:width="1.709cm" svg:height="0.649cm" svg:x="15.041cm" svg:y="5.351cm">
          <draw:text-box>
            <text:p><text:span text:style-name="T4">local_nf</text:span></text:p>
          </draw:text-box>
        </draw:frame>
        <draw:custom-shape draw:style-name="gr16" draw:text-style-name="P6" xml:id="id15" draw:id="id15" draw:layer="layout" svg:width="0.5cm" svg:height="0.492cm" svg:x="3.5cm" svg:y="5.50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0.5cm" svg:height="0.508cm" svg:x="6.5cm" svg:y="5.5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1" draw:id="id11" draw:layer="layout" svg:width="0.5cm" svg:height="0.508cm" svg:x="9.5cm" svg:y="5.5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3" draw:id="id13" draw:layer="layout" svg:width="0.5cm" svg:height="0.508cm" svg:x="12.5cm" svg:y="5.508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" draw:id="id16" draw:layer="layout" svg:width="0.5cm" svg:height="0.5cm" svg:x="3.5cm" svg:y="7.2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0" draw:id="id10" draw:layer="layout" svg:width="0.5cm" svg:height="0.5cm" svg:x="4cm" svg:y="7.25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0.5cm" svg:height="0.5cm" svg:x="4.5cm" svg:y="7.25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" draw:id="id14" draw:layer="layout" svg:width="0.5cm" svg:height="0.5cm" svg:x="5cm" svg:y="7.25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2.403cm" svg:height="0.649cm" svg:x="6.25cm" svg:y="7.101cm">
          <draw:text-box>
            <text:p><text:span text:style-name="T4">r</text:span><text:span text:style-name="T4">e</text:span><text:span text:style-name="T4">c</text:span><text:span text:style-name="T4">v</text:span><text:span text:style-name="T4">c</text:span><text:span text:style-name="T4">o</text:span><text:span text:style-name="T4">u</text:span><text:span text:style-name="T4">n</text:span><text:span text:style-name="T4">t</text:span><text:span text:style-name="T4">s</text:span><text:span text:style-name="T4">[</text:span><text:span text:style-name="T4">]</text:span></text:p>
          </draw:text-box>
        </draw:frame>
        <draw:frame draw:style-name="gr18" draw:text-style-name="P9" draw:layer="layout" svg:width="1.594cm" svg:height="0.649cm" svg:x="6.25cm" svg:y="8.101cm">
          <draw:text-box>
            <text:p><text:span text:style-name="T4">d</text:span><text:span text:style-name="T4">i</text:span><text:span text:style-name="T4">s</text:span><text:span text:style-name="T4">p</text:span><text:span text:style-name="T4">l</text:span><text:span text:style-name="T4">s</text:span><text:span text:style-name="T4">[</text:span><text:span text:style-name="T4">]</text:span></text:p>
          </draw:text-box>
        </draw:frame>
        <draw:custom-shape draw:style-name="gr16" draw:text-style-name="P6" draw:layer="layout" svg:width="0.5cm" svg:height="0.492cm" svg:x="3.5cm" svg:y="8.25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4cm" svg:y="8.2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4.5cm" svg:y="8.25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5cm" svg:y="8.25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line-skew="-0.375cm" svg:x1="6.75cm" svg:y1="6.008cm" svg:x2="4.25cm" svg:y2="7.25cm" draw:start-shape="id9" draw:start-glue-point="2" draw:end-shape="id10" draw:end-glue-point="0" svg:d="M6750 6008v246h-2500v996" svg:viewBox="0 0 2501 1243">
          <text:p/>
        </draw:connector>
        <draw:connector draw:style-name="gr19" draw:text-style-name="P1" draw:layer="layout" draw:line-skew="-0.125cm" svg:x1="9.75cm" svg:y1="6.008cm" svg:x2="4.75cm" svg:y2="7.25cm" draw:start-shape="id11" draw:start-glue-point="2" draw:end-shape="id12" draw:end-glue-point="0" svg:d="M9750 6008v496h-5000v746" svg:viewBox="0 0 5001 1243">
          <text:p/>
        </draw:connector>
        <draw:connector draw:style-name="gr19" draw:text-style-name="P1" draw:layer="layout" draw:line-skew="0.121cm" svg:x1="12.75cm" svg:y1="6.016cm" svg:x2="5.25cm" svg:y2="7.25cm" draw:start-shape="id13" draw:start-glue-point="2" draw:end-shape="id14" draw:end-glue-point="0" svg:d="M12750 6016v738h-7500v496" svg:viewBox="0 0 7501 1235">
          <text:p/>
        </draw:connector>
        <draw:connector draw:style-name="gr19" draw:text-style-name="P1" draw:layer="layout" svg:x1="3.75cm" svg:y1="6cm" svg:x2="3.75cm" svg:y2="7.25cm" draw:start-shape="id15" draw:start-glue-point="2" draw:end-shape="id16" draw:end-glue-point="0" svg:d="M3750 6000v1250" svg:viewBox="0 0 1 1251">
          <text:p/>
        </draw:connector>
        <draw:custom-shape draw:style-name="gr8" draw:text-style-name="P7" draw:layer="layout" svg:width="0.5cm" svg:height="0.5cm" svg:x="2.5cm" svg:y="7.742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5cm" svg:height="0.508cm" svg:x="3.5cm" svg:y="4.74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6.5cm" svg:y="4.742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7cm" svg:y="4.742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9.5cm" svg:y="4.742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10cm" svg:y="4.742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12.5cm" svg:y="4.742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13cm" svg:y="4.742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13.5cm" svg:y="4.742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2.471cm" svg:height="0.649cm" svg:x="15.041cm" svg:y="4.601cm">
          <draw:text-box>
            <text:p><text:span text:style-name="T4">local_result[]</text:span></text:p>
          </draw:text-box>
        </draw:frame>
        <draw:custom-shape draw:style-name="gr8" draw:text-style-name="P7" draw:layer="layout" svg:width="0.5cm" svg:height="0.5cm" svg:x="2.5cm" svg:y="4.75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7" draw:id="id17" draw:layer="layout" svg:width="0.5cm" svg:height="0.5cm" svg:x="3.5cm" svg:y="9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9" draw:id="id19" draw:layer="layout" svg:width="0.5cm" svg:height="0.508cm" svg:x="6.5cm" svg:y="8.984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7cm" svg:y="8.984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1" draw:id="id21" draw:layer="layout" svg:width="0.5cm" svg:height="0.508cm" svg:x="9.5cm" svg:y="8.984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10cm" svg:y="8.984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3" draw:id="id23" draw:layer="layout" svg:width="0.5cm" svg:height="0.508cm" svg:x="12.5cm" svg:y="8.984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13cm" svg:y="8.984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13.5cm" svg:y="8.984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2.471cm" svg:height="0.649cm" svg:x="15.041cm" svg:y="8.843cm">
          <draw:text-box>
            <text:p><text:span text:style-name="T4">local_result[]</text:span></text:p>
          </draw:text-box>
        </draw:frame>
        <draw:custom-shape draw:style-name="gr6" draw:text-style-name="P6" draw:layer="layout" svg:width="0.5cm" svg:height="0.5cm" svg:x="3.5cm" svg:y="10.7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4cm" svg:y="10.75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4.5cm" svg:y="10.75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5.012cm" svg:y="10.742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5.512cm" svg:y="10.742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6.012cm" svg:y="10.734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6.512cm" svg:y="10.734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08cm" svg:x="7.012cm" svg:y="10.734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18" draw:id="id18" draw:layer="layout" svg:width="0.5cm" svg:height="0.5cm" svg:x="3.5cm" svg:y="10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xml:id="id20" draw:id="id20" draw:layer="layout" svg:width="1cm" svg:height="0.5cm" svg:x="4cm" svg:y="10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xml:id="id22" draw:id="id22" draw:layer="layout" svg:width="1cm" svg:height="0.5cm" svg:x="5cm" svg:y="10.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xml:id="id24" draw:id="id24" draw:layer="layout" svg:width="1.5cm" svg:height="0.5cm" svg:x="6cm" svg:y="10.75cm">
          <text:p/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3.75cm" svg:y1="9.5cm" svg:x2="3.75cm" svg:y2="10.75cm" draw:start-shape="id17" draw:start-glue-point="2" draw:end-shape="id18" draw:end-glue-point="0" svg:d="M3750 9500v1250" svg:viewBox="0 0 1 1251">
          <text:p/>
        </draw:connector>
        <draw:connector draw:style-name="gr19" draw:text-style-name="P1" draw:layer="layout" draw:line-skew="-0.355cm" svg:x1="6.75cm" svg:y1="9.492cm" svg:x2="4.5cm" svg:y2="10.75cm" draw:start-shape="id19" draw:start-glue-point="2" draw:end-shape="id20" draw:end-glue-point="0" svg:d="M6750 9492v262h-2250v996" svg:viewBox="0 0 2251 1259">
          <text:p/>
        </draw:connector>
        <draw:connector draw:style-name="gr19" draw:text-style-name="P1" draw:layer="layout" draw:line-skew="-0.105cm" svg:x1="9.75cm" svg:y1="9.492cm" svg:x2="5.5cm" svg:y2="10.75cm" draw:start-shape="id21" draw:start-glue-point="2" draw:end-shape="id22" draw:end-glue-point="0" svg:d="M9750 9492v512h-4250v746" svg:viewBox="0 0 4251 1259">
          <text:p/>
        </draw:connector>
        <draw:connector draw:style-name="gr19" draw:text-style-name="P1" draw:layer="layout" draw:line-skew="0.145cm" svg:x1="12.75cm" svg:y1="9.492cm" svg:x2="6.75cm" svg:y2="10.75cm" draw:start-shape="id23" draw:start-glue-point="2" draw:end-shape="id24" draw:end-glue-point="0" svg:d="M12750 9492v762h-6000v496" svg:viewBox="0 0 6001 1259">
          <text:p/>
        </draw:connector>
        <draw:frame draw:style-name="gr24" draw:text-style-name="P9" draw:layer="layout" svg:width="1.556cm" svg:height="0.649cm" svg:x="15.029cm" svg:y="10.343cm">
          <draw:text-box>
            <text:p><text:span text:style-name="T4">result[]</text:span></text:p>
          </draw:text-box>
        </draw:frame>
        <draw:custom-shape draw:style-name="gr8" draw:text-style-name="P7" draw:layer="layout" svg:width="0.5cm" svg:height="0.5cm" svg:x="2.5cm" svg:y="9.742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10T16:59:16.717275845</dc:date>
    <dc:creator>Moreno Marzolla</dc:creator>
    <meta:editing-duration>PT36M7S</meta:editing-duration>
    <meta:editing-cycles>29</meta:editing-cycles>
    <meta:generator>LibreOffice/6.0.7.3$Linux_X86_64 LibreOffice_project/00m0$Build-3</meta:generator>
    <meta:document-statistic meta:object-count="119"/>
  </office:meta>
</office:document-meta>
</file>